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rsid="003f5c74" officeooo:paragraph-rsid="003f5c74"/>
    </style:style>
    <style:style style:name="P2" style:family="paragraph" style:parent-style-name="Header">
      <style:text-properties officeooo:rsid="003f5c74" officeooo:paragraph-rsid="003f5c74"/>
    </style:style>
    <style:style style:name="P3" style:family="paragraph" style:parent-style-name="Standard">
      <style:text-properties style:font-name="DejaVu Sans Condensed" officeooo:rsid="003dca01" officeooo:paragraph-rsid="003dca01"/>
    </style:style>
    <style:style style:name="P4" style:family="paragraph" style:parent-style-name="Standard">
      <style:paragraph-properties fo:text-align="justify" style:justify-single-word="false"/>
      <style:text-properties style:font-name="DejaVu Sans Condensed" officeooo:rsid="0004334d" officeooo:paragraph-rsid="0004334d"/>
    </style:style>
    <style:style style:name="P5" style:family="paragraph" style:parent-style-name="Standard">
      <style:text-properties style:font-name="DejaVu Sans Condensed" officeooo:rsid="0004334d" officeooo:paragraph-rsid="0004334d"/>
    </style:style>
    <style:style style:name="P6" style:family="paragraph" style:parent-style-name="Standard">
      <style:text-properties style:font-name="DejaVu Sans Condensed" officeooo:rsid="00072d5f" officeooo:paragraph-rsid="00072d5f"/>
    </style:style>
    <style:style style:name="P7" style:family="paragraph" style:parent-style-name="Standard">
      <style:text-properties style:font-name="DejaVu Sans Condensed" officeooo:rsid="003b60fb" officeooo:paragraph-rsid="003b60fb"/>
    </style:style>
    <style:style style:name="P8" style:family="paragraph" style:parent-style-name="Standard">
      <style:text-properties style:font-name="DejaVu Sans Condensed" officeooo:rsid="003dad42" officeooo:paragraph-rsid="003dad42"/>
    </style:style>
    <style:style style:name="P9" style:family="paragraph" style:parent-style-name="Standard">
      <style:text-properties style:font-name="DejaVu Sans Condensed" fo:font-style="italic" style:text-underline-style="none" officeooo:rsid="003b60fb" officeooo:paragraph-rsid="003b60fb" style:font-style-asian="italic" style:font-style-complex="italic"/>
    </style:style>
    <style:style style:name="P10" style:family="paragraph" style:parent-style-name="Standard">
      <style:paragraph-properties fo:text-align="center" style:justify-single-word="false"/>
      <style:text-properties fo:color="#990000" style:font-name="DejaVu Sans Condensed" fo:font-size="13pt" officeooo:rsid="003dca01" officeooo:paragraph-rsid="003dca01" style:font-size-asian="13pt" style:font-size-complex="13pt"/>
    </style:style>
    <style:style style:name="P11" style:family="paragraph" style:parent-style-name="Standard">
      <style:paragraph-properties fo:text-align="center" style:justify-single-word="false"/>
      <style:text-properties fo:color="#990000" style:font-name="DejaVu Sans Condensed" fo:font-size="13pt" fo:font-weight="bold" officeooo:rsid="003dca01" officeooo:paragraph-rsid="003dca01" style:font-size-asian="13pt" style:font-weight-asian="bold" style:font-size-complex="13pt" style:font-weight-complex="bold"/>
    </style:style>
    <style:style style:name="P12" style:family="paragraph" style:parent-style-name="Standard">
      <style:paragraph-properties fo:text-align="center" style:justify-single-word="false"/>
      <style:text-properties fo:color="#990000" style:font-name="DejaVu Sans Condensed" fo:font-size="14pt" fo:font-weight="bold" officeooo:rsid="003dca01" officeooo:paragraph-rsid="00495088" style:font-size-asian="14pt" style:font-weight-asian="bold" style:font-size-complex="14pt" style:font-weight-complex="bold"/>
    </style:style>
    <style:style style:name="P13" style:family="paragraph" style:parent-style-name="Standard" style:list-style-name="L1">
      <style:text-properties fo:color="#990000" style:font-name="DejaVu Sans Condensed" fo:font-weight="normal" officeooo:rsid="0004334d" officeooo:paragraph-rsid="0004334d" style:font-weight-asian="normal" style:font-weight-complex="normal"/>
    </style:style>
    <style:style style:name="P14" style:family="paragraph" style:parent-style-name="Standard" style:list-style-name="L1">
      <style:text-properties fo:color="#990000" style:font-name="DejaVu Sans Condensed" officeooo:rsid="0004334d" officeooo:paragraph-rsid="0004334d"/>
    </style:style>
    <style:style style:name="P15" style:family="paragraph" style:parent-style-name="Standard">
      <style:paragraph-properties fo:text-align="center" style:justify-single-word="false"/>
      <style:text-properties style:font-name="DejaVu Sans Condensed" fo:font-size="14pt" officeooo:rsid="003dca01" officeooo:paragraph-rsid="003dca01" style:font-size-asian="14pt" style:font-size-complex="14pt"/>
    </style:style>
    <style:style style:name="P16" style:family="paragraph" style:parent-style-name="Standard">
      <style:paragraph-properties fo:text-align="justify" style:justify-single-word="false"/>
      <style:text-properties style:font-name="DejaVu Sans Condensed" officeooo:rsid="0047aae4" officeooo:paragraph-rsid="0047aae4"/>
    </style:style>
    <style:style style:name="P17" style:family="paragraph" style:parent-style-name="Standard">
      <style:paragraph-properties fo:text-align="justify" style:justify-single-word="false"/>
      <style:text-properties style:font-name="DejaVu Sans Condensed" officeooo:rsid="00072d5f" officeooo:paragraph-rsid="00072d5f"/>
    </style:style>
    <style:style style:name="P18" style:family="paragraph" style:parent-style-name="Standard">
      <style:paragraph-properties fo:text-align="justify" style:justify-single-word="false"/>
      <style:text-properties style:font-name="DejaVu Sans Condensed" officeooo:rsid="004aaf6f" officeooo:paragraph-rsid="004aaf6f"/>
    </style:style>
    <style:style style:name="P19" style:family="paragraph" style:parent-style-name="Standard">
      <style:paragraph-properties fo:text-align="justify" style:justify-single-word="false"/>
      <style:text-properties style:font-name="DejaVu Sans Condensed" officeooo:rsid="004c4ccf" officeooo:paragraph-rsid="004c4ccf"/>
    </style:style>
    <style:style style:name="P20" style:family="paragraph" style:parent-style-name="Standard">
      <style:paragraph-properties fo:text-align="justify" style:justify-single-word="false"/>
      <style:text-properties style:font-name="DejaVu Sans Condensed" officeooo:rsid="004d1c63" officeooo:paragraph-rsid="004d1c63"/>
    </style:style>
    <style:style style:name="P21" style:family="paragraph" style:parent-style-name="Standard">
      <style:paragraph-properties fo:text-align="justify" style:justify-single-word="false"/>
      <style:text-properties style:font-name="DejaVu Sans Condensed" officeooo:rsid="004e9454" officeooo:paragraph-rsid="004e9454"/>
    </style:style>
    <style:style style:name="P22" style:family="paragraph" style:parent-style-name="Standard">
      <style:paragraph-properties fo:text-align="justify" style:justify-single-word="false"/>
      <style:text-properties style:font-name="DejaVu Sans Condensed" officeooo:rsid="0004334d" officeooo:paragraph-rsid="00230211"/>
    </style:style>
    <style:style style:name="P23" style:family="paragraph" style:parent-style-name="Standard">
      <style:paragraph-properties fo:text-align="justify" style:justify-single-word="false"/>
      <style:text-properties style:font-name="DejaVu Sans Condensed" officeooo:rsid="0051c4a2" officeooo:paragraph-rsid="0051c4a2"/>
    </style:style>
    <style:style style:name="P24" style:family="paragraph" style:parent-style-name="Standard">
      <style:paragraph-properties fo:text-align="justify" style:justify-single-word="false"/>
      <style:text-properties style:font-name="DejaVu Sans Condensed" officeooo:rsid="00534d1a" officeooo:paragraph-rsid="00534d1a"/>
    </style:style>
    <style:style style:name="P25" style:family="paragraph" style:parent-style-name="Standard">
      <style:paragraph-properties fo:text-align="justify" style:justify-single-word="false"/>
      <style:text-properties style:font-name="DejaVu Sans Condensed" officeooo:rsid="0054e231" officeooo:paragraph-rsid="005826d0"/>
    </style:style>
    <style:style style:name="P26" style:family="paragraph" style:parent-style-name="Standard">
      <style:paragraph-properties fo:text-align="justify" style:justify-single-word="false"/>
      <style:text-properties style:font-name="DejaVu Sans Condensed" officeooo:rsid="00595d5c" officeooo:paragraph-rsid="00595d5c"/>
    </style:style>
    <style:style style:name="T1" style:family="text">
      <style:text-properties fo:font-weight="bold" style:font-weight-asian="bold" style:font-weight-complex="bold"/>
    </style:style>
    <style:style style:name="T2" style:family="text">
      <style:text-properties fo:font-weight="bold" officeooo:rsid="003dad42" style:font-weight-asian="bold" style:font-weight-complex="bold"/>
    </style:style>
    <style:style style:name="T3" style:family="text">
      <style:text-properties fo:font-weight="bold" officeooo:rsid="005ade8f" style:font-weight-asian="bold" style:font-weight-complex="bold"/>
    </style:style>
    <style:style style:name="T4" style:family="text">
      <style:text-properties fo:font-weight="bold" officeooo:rsid="005b67ae" style:font-weight-asian="bold" style:font-weight-complex="bold"/>
    </style:style>
    <style:style style:name="T5" style:family="text">
      <style:text-properties fo:font-weight="bold" officeooo:rsid="005ba3c6" style:font-weight-asian="bold" style:font-weight-complex="bold"/>
    </style:style>
    <style:style style:name="T6" style:family="text">
      <style:text-properties officeooo:rsid="004811f7"/>
    </style:style>
    <style:style style:name="T7" style:family="text">
      <style:text-properties officeooo:rsid="00495088"/>
    </style:style>
    <style:style style:name="T8" style:family="text">
      <style:text-properties officeooo:rsid="004aaf6f"/>
    </style:style>
    <style:style style:name="T9" style:family="text">
      <style:text-properties officeooo:rsid="004c4ccf"/>
    </style:style>
    <style:style style:name="T10" style:family="text">
      <style:text-properties officeooo:rsid="004d1c63"/>
    </style:style>
    <style:style style:name="T11" style:family="text">
      <style:text-properties officeooo:rsid="004e9454"/>
    </style:style>
    <style:style style:name="T12" style:family="text">
      <style:text-properties officeooo:rsid="004fc212"/>
    </style:style>
    <style:style style:name="T13" style:family="text">
      <style:text-properties officeooo:rsid="0052a34c"/>
    </style:style>
    <style:style style:name="T14" style:family="text">
      <style:text-properties officeooo:rsid="00534d1a"/>
    </style:style>
    <style:style style:name="T15" style:family="text">
      <style:text-properties officeooo:rsid="00560672"/>
    </style:style>
    <style:style style:name="T16" style:family="text">
      <style:text-properties officeooo:rsid="005a1cdf"/>
    </style:style>
    <style:style style:name="T17" style:family="text">
      <style:text-properties officeooo:rsid="005ade8f"/>
    </style:style>
    <style:style style:name="T18" style:family="text">
      <style:text-properties officeooo:rsid="005c840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ujet de mémoire d’ingénieur CYC14</text:p>
      <text:p text:style-name="P11"/>
      <text:p text:style-name="P12">R<text:span text:style-name="T7">efonte du moteur de recherche du site internet</text:span></text:p>
      <text:p text:style-name="P12"><text:span text:style-name="T7"><text:s/>du Parlement Européen</text:span></text:p>
      <text:p text:style-name="P15"/>
      <text:list xml:id="list8692126155191623576" text:style-name="L1">
        <text:list-item>
          <text:p text:style-name="P13">Contexte de l’étude :</text:p>
        </text:list-item>
      </text:list>
      <text:p text:style-name="P4"/>
      <text:p text:style-name="P16">Le Parlement Européen mandate des consultants analyste-développeurs, dont je fais partie, pour assurer le développement et la maintenance de ses applications internes et externes. <text:span text:style-name="T8">Son</text:span> site internet est considéré comme l’une de <text:span text:style-name="T9">c</text:span>es applications et est contraint de procéder à un<text:span text:style-name="T6">e</text:span> évolution majeure de son moteur de recherche.</text:p>
      <text:p text:style-name="P17"/>
      <text:p text:style-name="P18">Actuellement, l’ensemble des composants permettant d’effectuer une recherche sur le site est portée par une solution payante et non ouverte de la société Google, nommée GSA (Google Search Appliance). <text:span text:style-name="T13">Concrètement, il s’agit d’une machine contenant un ensemble applicatif, que l’on relie au réseau interne. Grâce à une interface d’administration, on configure la GSA pour qu’elle parcours les pages du site internet et qu’elle indexe leur contenu. Ensuite, toutes les recherches faites par un utilisateur, sont relayées à la GSA qui renvoie les résultats de la recherche.</text:span></text:p>
      <text:p text:style-name="P20"/>
      <text:p text:style-name="P19">Bien que très imparfaite en terme de qualité <text:span text:style-name="T11">attendue et répondant mal aux besoins</text:span>, <text:span text:style-name="T10">cette solution est jugée acceptable. Le Parlement pourrait continuer à l’utiliser mais sa licence expire en août 2018. Comme la société Google a annoncé qu’elle ne renouvellerait pas les licences car elle arrête la maintenance de son outil, le Parlement Européen est obligé de mettre en place une solution de remplacement.</text:span></text:p>
      <text:p text:style-name="P19"/>
      <text:p text:style-name="P21">J’ai été chargé de trouver et de mettre en œuvre <text:span text:style-name="T12">une</text:span> solution <text:span text:style-name="T12">qui réponde mieux aux attentes du Parlement</text:span>.</text:p>
      <text:p text:style-name="P6"/>
      <text:list xml:id="list62957288858982" text:continue-numbering="true" text:style-name="L1">
        <text:list-item>
          <text:p text:style-name="P14">Sujet de l’étude :</text:p>
        </text:list-item>
      </text:list>
      <text:p text:style-name="P22"/>
      <text:p text:style-name="P23">La solution de remplacement <text:span text:style-name="T14">à</text:span> apporter est composée de deux parties distinctes <text:span text:style-name="T13">qui contiennent chacune des problématiques autour des besoins métiers et autour de l’architecture applicative à mettre en place. L’un des composants doit parcourir le site internet pour indexer son contenu et l’autre doit exposer des services permettant à des applications identifiées d’effectuer des recherches sur le contenu de ses pages.</text:span></text:p>
      <text:p text:style-name="P24"/>
      <text:p text:style-name="P25">La volonté du Parlement est de bénéficier d’un module d’indexation, <text:span text:style-name="T15">moins générique que la « GSA », qui soit </text:span>configurable <text:span text:style-name="T15">et </text:span>qui <text:span text:style-name="T15">puisse </text:span>répond<text:span text:style-name="T15">re</text:span> de fa<text:span text:style-name="T15">çon plus précise à ses besoins actuels et futurs. Il doit être mieux optimisé en terme de charge imposée au site internet au regard de la pertinence des résultats de recherche. Il a été décidé de s’affranchir des contraintes infra-structurelles en déployant les indexes sur un cloud public. La technologie utilisée est « Elasticsearch » car elle est opensource et fait partie de la liste des technologies que l’on peut rapatriée en interne en cas de besoin. L’application responsable de parcourir et d’indexer le site internet sera une application web codée en Java, qui exposera une interface d’administration pour configurer les </text:span><text:soft-page-break/><text:span text:style-name="T15">politiques d’exploration et d’indexation. Cette application sera hébergée sur le réseaux interne.</text:span></text:p>
      <text:p text:style-name="P25"/>
      <text:p text:style-name="P26">Le composant responsable d’exposer des services de recherche aux applications tiers, sera comme les indexes, déployé sur le cloud. Il s’agira également d’une application web codée en Java. Son rôle sera de fournir une interface compréhensible pour les utilisateurs. Il sera en charge de faire l’interface entre la vision métier des clients et la vision purement technique de la technologie d’indexation. Cette interface permettra également de réaliser des évolutions progressives sur les indexes, sans imposer un impact direct sur les clients. <text:span text:style-name="T16">Une fois achevée, les requêtes faite à la « GSA » par les services du site internet, devront être remplacé par des appels à ces services.</text:span></text:p>
      <text:p text:style-name="P5"/>
      <text:list xml:id="list62955955217192" text:continue-numbering="true" text:style-name="L1">
        <text:list-item>
          <text:p text:style-name="P14">Plan prévisionnel :</text:p>
        </text:list-item>
      </text:list>
      <text:p text:style-name="P5"/>
      <text:p text:style-name="P9">Durées exprimées en jour x homme :</text:p>
      <text:p text:style-name="P5"/>
      <text:p text:style-name="P7">- Analyse fonctionnelle <text:span text:style-name="T17">et technique</text:span>: <text:span text:style-name="T2">2</text:span><text:span text:style-name="T3">5</text:span>.</text:p>
      <text:p text:style-name="P7"/>
      <text:p text:style-name="P7">- Développement: <text:span text:style-name="T2">125</text:span>.</text:p>
      <text:p text:style-name="P7"/>
      <text:p text:style-name="P7">- Déploiement et formation : <text:span text:style-name="T3">25</text:span>.</text:p>
      <text:p text:style-name="P7"/>
      <text:p text:style-name="P7">Soit un total de <text:span text:style-name="T1">1</text:span><text:span text:style-name="T4">75</text:span><text:span text:style-name="T1"> </text:span><text:span text:style-name="T5">jh</text:span>. </text:p>
      <text:p text:style-name="P8"/>
      <text:p text:style-name="P3">C<text:span text:style-name="T18">omme je travail seul et que je ne consacre que 75 % de mon temps à ce projet, ce délai correspond à une durée réelle de 11 mois. Le projet ayant commencé en mai dernier, sa date de fin estimée est avril 2018.</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3f5c74" officeooo:paragraph-rsid="003f5c74"/>
    </style:style>
    <style:style style:name="MP2" style:family="paragraph" style:parent-style-name="Header">
      <style:text-properties officeooo:rsid="003f5c74" officeooo:paragraph-rsid="003f5c7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harles HUBER <text:s text:c="97"/>CNAM GRAND EST</text:p>
        <text:p text:style-name="MP2">Année scolaire 2017/2018</text:p>
      </style:header>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16:26:21.311670112</meta:creation-date>
    <dc:date>2017-10-25T06:29:00.078935866</dc:date>
    <meta:editing-duration>P2DT4H21M25S</meta:editing-duration>
    <meta:editing-cycles>73</meta:editing-cycles>
    <meta:generator>LibreOffice/5.1.6.2$Linux_X86_64 LibreOffice_project/10m0$Build-2</meta:generator>
    <meta:document-statistic meta:table-count="0" meta:image-count="0" meta:object-count="0" meta:page-count="2" meta:paragraph-count="22" meta:word-count="635" meta:character-count="4063" meta:non-whitespace-character-count="3354"/>
  </office:meta>
</office:document-meta>
</file>